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 fo:font-size="18pt" officeooo:rsid="001ccb72" officeooo:paragraph-rsid="001ccb72" style:font-size-asian="15.75pt" style:font-size-complex="18pt"/>
    </style:style>
    <style:style style:name="P2" style:family="paragraph" style:parent-style-name="Standard">
      <style:text-properties fo:color="#ce181e" fo:font-size="14pt" officeooo:rsid="001ccb72" officeooo:paragraph-rsid="001ccb72" style:font-size-asian="12.25pt" style:font-size-complex="14pt"/>
    </style:style>
    <style:style style:name="P3" style:family="paragraph" style:parent-style-name="Standard">
      <style:text-properties fo:color="#000000" fo:font-size="14pt" officeooo:rsid="001ccb72" officeooo:paragraph-rsid="001ccb72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rgest rectangle using stack</text:p>
      <text:p text:style-name="P2"/>
      <text:p text:style-name="P3">// largest rectangle using stack</text:p>
      <text:p text:style-name="P3"/>
      <text:p text:style-name="P3">#include&lt;bits/stdc++.h&gt;</text:p>
      <text:p text:style-name="P3">using namespace std;</text:p>
      <text:p text:style-name="P3"/>
      <text:p text:style-name="P3">int max_area_rect(vector&lt;int&gt; a){</text:p>
      <text:p text:style-name="P3"><text:tab/>int n= a.size(), ans=0 , i=0;</text:p>
      <text:p text:style-name="P3"><text:tab/>a.push_back(0); // taki last element ko handle na krna pade</text:p>
      <text:p text:style-name="P3"><text:tab/>stack&lt;int&gt; st;</text:p>
      <text:p text:style-name="P3"><text:tab/>while(i&lt;n){</text:p>
      <text:p text:style-name="P3"><text:tab/><text:tab/>while(!st.empty() and a[st.top()]&gt; a[i]){</text:p>
      <text:p text:style-name="P3"><text:tab/><text:tab/><text:tab/>int t= st.top();</text:p>
      <text:p text:style-name="P3"><text:tab/><text:tab/><text:tab/>int h= a[t];</text:p>
      <text:p text:style-name="P3"><text:tab/><text:tab/><text:tab/>st.pop();</text:p>
      <text:p text:style-name="P3"><text:tab/><text:tab/><text:tab/>if(st.empty()){</text:p>
      <text:p text:style-name="P3"><text:tab/><text:tab/><text:tab/><text:tab/>ans=max(ans,h*i);</text:p>
      <text:p text:style-name="P3"><text:tab/><text:tab/><text:tab/>}</text:p>
      <text:p text:style-name="P3"><text:tab/><text:tab/><text:tab/>else{</text:p>
      <text:p text:style-name="P3"><text:tab/><text:tab/><text:tab/><text:tab/>int len= i-st.top()-1;</text:p>
      <text:p text:style-name="P3"><text:tab/><text:tab/><text:tab/><text:tab/>ans= max(ans, h*len);</text:p>
      <text:p text:style-name="P3"><text:tab/><text:tab/><text:tab/>}</text:p>
      <text:p text:style-name="P3"><text:tab/><text:tab/>}</text:p>
      <text:p text:style-name="P3"><text:tab/><text:tab/>st.push(i);</text:p>
      <text:p text:style-name="P3"><text:tab/><text:tab/>i++;</text:p>
      <text:p text:style-name="P3"><text:tab/>}</text:p>
      <text:p text:style-name="P3"><text:tab/>return ans;</text:p>
      <text:p text:style-name="P3">}</text:p>
      <text:p text:style-name="P3"/>
      <text:p text:style-name="P3">int main(){</text:p>
      <text:p text:style-name="P3"><text:tab/>vector&lt;int &gt; a={2,1,5,6,2,3};</text:p>
      <text:p text:style-name="P3"><text:tab/>cout&lt;&lt;max_area_rect(a);</text:p>
      <text:p text:style-name="P3"/>
      <text:p text:style-name="P3"/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4T23:23:38.946421820</meta:creation-date>
    <dc:date>2021-11-14T23:36:06.777397487</dc:date>
    <meta:editing-duration>PT2M17S</meta:editing-duration>
    <meta:editing-cycles>1</meta:editing-cycles>
    <meta:document-statistic meta:table-count="0" meta:image-count="0" meta:object-count="0" meta:page-count="1" meta:paragraph-count="30" meta:word-count="71" meta:character-count="552" meta:non-whitespace-character-count="462"/>
    <meta:generator>LibreOffice/6.0.7.3$Linux_X86_64 LibreOffice_project/00m0$Build-3</meta:generator>
  </office:meta>
</office:document-meta>
</file>